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Aptos" svg:font-family="Aptos" style:font-family-generic="swiss" style:font-pitch="variable"/>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Aptos Display" svg:font-family="Aptos Display" style:font-family-generic="swiss" style:font-pitch="variable"/>
  </office:font-face-decls>
  <office:automatic-styles>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fo:language="en" fo:country="CA"/>
    </style:style>
    <style:style style:name="P2" style:parent-style-name="Heading1" style:family="paragraph">
      <style:text-properties fo:language="en" fo:country="CA"/>
    </style:style>
    <style:style style:name="P3" style:parent-style-name="Heading2" style:family="paragraph">
      <style:text-properties fo:language="en" fo:country="CA"/>
    </style:style>
    <style:style style:name="P4" style:parent-style-name="Textbody" style:family="paragraph">
      <style:text-properties fo:font-weight="bold" style:font-weight-asian="bold" style:font-weight-complex="bold" fo:language="en" fo:country="CA"/>
    </style:style>
    <style:style style:name="T5" style:parent-style-name="DefaultParagraphFont" style:family="text">
      <style:text-properties fo:language="en" fo:country="CA"/>
    </style:style>
    <style:style style:name="T6" style:parent-style-name="DefaultParagraphFont" style:family="text">
      <style:text-properties fo:font-style="italic" style:font-style-asian="italic" style:font-style-complex="italic" fo:language="en" fo:country="CA"/>
    </style:style>
    <style:style style:name="T7" style:parent-style-name="DefaultParagraphFont" style:family="text">
      <style:text-properties fo:language="en" fo:country="CA"/>
    </style:style>
    <style:style style:name="T8" style:parent-style-name="DefaultParagraphFont" style:family="text">
      <style:text-properties fo:font-style="italic" style:font-style-asian="italic" style:font-style-complex="italic" fo:language="en" fo:country="CA"/>
    </style:style>
    <style:style style:name="T9" style:parent-style-name="DefaultParagraphFont" style:family="text">
      <style:text-properties fo:language="en" fo:country="CA"/>
    </style:style>
    <style:style style:name="P10" style:parent-style-name="Textbody" style:family="paragraph">
      <style:text-properties fo:language="en" fo:country="CA"/>
    </style:style>
    <style:style style:name="T11" style:parent-style-name="DefaultParagraphFont" style:family="text">
      <style:text-properties fo:font-weight="bold" style:font-weight-asian="bold" style:font-weight-complex="bold" fo:language="en" fo:country="CA"/>
    </style:style>
    <style:style style:name="P12" style:parent-style-name="Textbody" style:family="paragraph">
      <style:text-properties fo:language="en" fo:country="CA"/>
    </style:style>
    <style:style style:name="P13" style:parent-style-name="Heading2" style:family="paragraph">
      <style:text-properties fo:language="en" fo:country="CA"/>
    </style:style>
    <style:style style:name="P14" style:parent-style-name="Textbody" style:family="paragraph">
      <style:text-properties fo:language="en" fo:country="CA"/>
    </style:style>
    <style:style style:name="P15" style:parent-style-name="Heading1" style:family="paragraph">
      <style:text-properties fo:language="en" fo:country="CA"/>
    </style:style>
    <style:style style:name="P16" style:parent-style-name="Heading2" style:family="paragraph">
      <style:text-properties fo:language="en" fo:country="CA"/>
    </style:style>
    <style:style style:name="P17" style:parent-style-name="Textbody" style:family="paragraph"/>
    <style:style style:name="T18" style:parent-style-name="DefaultParagraphFont" style:family="text">
      <style:text-properties fo:language="en" fo:country="CA"/>
    </style:style>
    <style:style style:name="T19" style:parent-style-name="DefaultParagraphFont" style:family="text">
      <style:text-properties fo:font-style="italic" style:font-style-asian="italic" style:font-style-complex="italic" fo:language="en" fo:country="CA"/>
    </style:style>
    <style:style style:name="T20" style:parent-style-name="DefaultParagraphFont" style:family="text">
      <style:text-properties fo:language="en" fo:country="CA"/>
    </style:style>
    <style:style style:name="P21" style:parent-style-name="Textbody" style:family="paragraph">
      <style:text-properties fo:language="en" fo:country="CA"/>
    </style:style>
    <style:style style:name="P22" style:parent-style-name="Heading2" style:family="paragraph">
      <style:text-properties fo:language="en" fo:country="CA"/>
    </style:style>
    <style:style style:name="T23" style:parent-style-name="Hyperlink" style:family="text">
      <style:text-properties fo:language="en" fo:country="CA"/>
    </style:style>
    <style:style style:name="P24" style:parent-style-name="Textbody" style:family="paragraph">
      <style:text-properties fo:language="en" fo:country="CA"/>
    </style:style>
    <style:style style:name="P25" style:parent-style-name="Textbody" style:family="paragraph">
      <style:text-properties fo:language="en" fo:country="CA"/>
    </style:style>
    <style:style style:name="P26" style:parent-style-name="Heading1" style:family="paragraph">
      <style:text-properties fo:language="en" fo:country="CA"/>
    </style:style>
    <style:style style:name="P27" style:parent-style-name="Standard" style:family="paragraph">
      <style:paragraph-properties fo:margin-bottom="0.1111in" fo:text-indent="0in"/>
    </style:style>
    <style:style style:name="T28" style:parent-style-name="DefaultParagraphFont" style:family="text">
      <style:text-properties style:font-name="Verdana" fo:font-size="11pt" style:font-size-asian="11pt" style:font-size-complex="11pt" fo:language="en" fo:country="CA"/>
    </style:style>
    <style:style style:name="P29" style:parent-style-name="Standard" style:family="paragraph">
      <style:paragraph-properties fo:margin-bottom="0.1111in"/>
    </style:style>
    <style:style style:name="T30" style:parent-style-name="DefaultParagraphFont" style:family="text">
      <style:text-properties style:font-name="Verdana" fo:font-size="11pt" style:font-size-asian="11pt" style:font-size-complex="11pt" fo:language="en" fo:country="CA"/>
    </style:style>
    <style:style style:name="P31" style:parent-style-name="ListParagraph" style:family="paragraph">
      <style:paragraph-properties fo:margin-bottom="0.1111in" fo:line-height="101%"/>
    </style:style>
    <style:style style:name="T32" style:parent-style-name="DefaultParagraphFont" style:family="text">
      <style:text-properties style:font-name="Verdana" fo:font-size="11pt" style:font-size-asian="11pt" style:font-size-complex="11pt" fo:language="en" fo:country="CA"/>
    </style:style>
    <style:style style:name="P33" style:parent-style-name="Standard" style:family="paragraph">
      <style:text-properties style:font-name="Verdana" fo:font-size="11pt" style:font-size-asian="11pt" style:font-size-complex="11pt" fo:language="en" fo:country="CA"/>
    </style:style>
    <style:style style:name="P34" style:parent-style-name="Standard" style:family="paragraph">
      <style:text-properties style:font-name="Verdana" fo:font-size="11pt" style:font-size-asian="11pt" style:font-size-complex="11pt" fo:language="en" fo:country="CA"/>
    </style:style>
    <style:style style:name="P35" style:parent-style-name="ListParagraph" style:family="paragraph">
      <style:paragraph-properties fo:margin-bottom="0.1111in" fo:line-height="101%"/>
    </style:style>
    <style:style style:name="T36" style:parent-style-name="DefaultParagraphFont" style:family="text">
      <style:text-properties style:font-name="Verdana" fo:font-size="11pt" style:font-size-asian="11pt" style:font-size-complex="11pt" fo:language="en" fo:country="CA"/>
    </style:style>
    <style:style style:name="P37" style:parent-style-name="Standard" style:family="paragraph">
      <style:text-properties style:font-name="Verdana" fo:font-size="11pt" style:font-size-asian="11pt" style:font-size-complex="11pt" fo:language="en" fo:country="CA"/>
    </style:style>
    <style:style style:name="P38" style:parent-style-name="Standard" style:family="paragraph">
      <style:text-properties style:font-name="Verdana" fo:font-size="11pt" style:font-size-asian="11pt" style:font-size-complex="11pt" fo:language="en" fo:country="CA"/>
    </style:style>
    <style:style style:name="P39" style:parent-style-name="ListParagraph" style:family="paragraph">
      <style:paragraph-properties fo:margin-bottom="0.1111in" fo:line-height="101%"/>
    </style:style>
    <style:style style:name="T40" style:parent-style-name="DefaultParagraphFont" style:family="text">
      <style:text-properties style:font-name="Verdana" fo:font-size="11pt" style:font-size-asian="11pt" style:font-size-complex="11pt" fo:language="en" fo:country="CA"/>
    </style:style>
    <style:style style:name="P41" style:parent-style-name="Normal" style:family="paragraph">
      <style:paragraph-properties fo:margin-bottom="0.1111in" fo:line-height="101%"/>
    </style:style>
    <style:style style:name="P42" style:parent-style-name="Standard" style:family="paragraph">
      <style:text-properties style:font-name="Verdana" fo:font-size="11pt" style:font-size-asian="11pt" style:font-size-complex="11pt" fo:language="en" fo:country="CA"/>
    </style:style>
    <style:style style:name="P43" style:parent-style-name="ListParagraph" style:family="paragraph">
      <style:paragraph-properties fo:margin-bottom="0.1111in" fo:line-height="101%"/>
    </style:style>
    <style:style style:name="T44" style:parent-style-name="DefaultParagraphFont" style:family="text">
      <style:text-properties style:font-name="Verdana" fo:font-size="11pt" style:font-size-asian="11pt" style:font-size-complex="11pt" fo:language="en" fo:country="CA"/>
    </style:style>
    <style:style style:name="P45" style:parent-style-name="ListParagraph" style:family="paragraph">
      <style:paragraph-properties fo:margin-bottom="0.1111in" fo:line-height="101%"/>
    </style:style>
    <style:style style:name="T46" style:parent-style-name="DefaultParagraphFont" style:family="text">
      <style:text-properties style:font-name="Verdana" fo:font-size="11pt" style:font-size-asian="11pt" style:font-size-complex="11pt" fo:language="en" fo:country="CA"/>
    </style:style>
    <style:style style:name="T47" style:parent-style-name="DefaultParagraphFont" style:family="text">
      <style:text-properties style:font-name="Verdana" fo:font-size="11pt" style:font-size-asian="11pt" style:font-size-complex="11pt" fo:language="en" fo:country="CA"/>
    </style:style>
    <style:style style:name="T48" style:parent-style-name="DefaultParagraphFont" style:family="text">
      <style:text-properties style:font-name="Verdana" fo:font-size="11pt" style:font-size-asian="11pt" style:font-size-complex="11pt" fo:language="en" fo:country="CA"/>
    </style:style>
    <style:style style:name="T49" style:parent-style-name="DefaultParagraphFont" style:family="text">
      <style:text-properties style:font-name="Verdana" fo:font-size="11pt" style:font-size-asian="11pt" style:font-size-complex="11pt" fo:language="en" fo:country="CA"/>
    </style:style>
    <style:style style:name="T50" style:parent-style-name="DefaultParagraphFont" style:family="text">
      <style:text-properties style:font-name="Verdana" fo:font-size="11pt" style:font-size-asian="11pt" style:font-size-complex="11pt" fo:language="en" fo:country="CA"/>
    </style:style>
    <style:style style:name="T51" style:parent-style-name="DefaultParagraphFont" style:family="text">
      <style:text-properties style:font-name="Verdana" fo:font-size="11pt" style:font-size-asian="11pt" style:font-size-complex="11pt" fo:language="en" fo:country="CA"/>
    </style:style>
    <style:style style:name="T52" style:parent-style-name="DefaultParagraphFont" style:family="text">
      <style:text-properties style:font-name="Verdana" fo:font-size="11pt" style:font-size-asian="11pt" style:font-size-complex="11pt" fo:language="en" fo:country="CA"/>
    </style:style>
    <style:style style:name="P53" style:parent-style-name="Standard" style:family="paragraph">
      <style:text-properties style:font-name="Verdana" fo:font-size="11pt" style:font-size-asian="11pt" style:font-size-complex="11pt" fo:language="en" fo:country="CA"/>
    </style:style>
    <style:style style:name="P54" style:parent-style-name="ListParagraph" style:family="paragraph">
      <style:paragraph-properties fo:margin-bottom="0.1111in" fo:line-height="101%"/>
    </style:style>
    <style:style style:name="T55" style:parent-style-name="DefaultParagraphFont" style:family="text">
      <style:text-properties style:font-name="Verdana" fo:font-size="11pt" style:font-size-asian="11pt" style:font-size-complex="11pt" fo:language="en" fo:country="CA"/>
    </style:style>
    <style:style style:name="P56" style:parent-style-name="Standard" style:family="paragraph">
      <style:text-properties style:font-name="Verdana" fo:font-size="11pt" style:font-size-asian="11pt" style:font-size-complex="11pt" fo:language="en" fo:country="CA"/>
    </style:style>
    <style:style style:name="P57" style:parent-style-name="ListParagraph" style:family="paragraph">
      <style:paragraph-properties fo:margin-bottom="0.1111in" fo:line-height="101%"/>
      <style:text-properties fo:language="en" fo:country="CA"/>
    </style:style>
    <style:style style:name="P58" style:parent-style-name="ListParagraph" style:family="paragraph">
      <style:paragraph-properties fo:margin-bottom="0.1111in" fo:line-height="101%"/>
    </style:style>
    <style:style style:name="T59" style:parent-style-name="DefaultParagraphFont" style:family="text">
      <style:text-properties style:font-name="Verdana" fo:font-size="11pt" style:font-size-asian="11pt" style:font-size-complex="11pt" fo:language="en" fo:country="CA"/>
    </style:style>
    <style:style style:name="P60" style:parent-style-name="Normal" style:family="paragraph">
      <style:paragraph-properties fo:margin-bottom="0.1111in" fo:line-height="101%"/>
    </style:style>
    <style:style style:name="P61" style:parent-style-name="ListParagraph" style:family="paragraph">
      <style:paragraph-properties fo:margin-bottom="0.1111in" fo:line-height="101%"/>
      <style:text-properties fo:language="en" fo:country="CA"/>
    </style:style>
    <style:style style:name="T62" style:parent-style-name="DefaultParagraphFont" style:family="text">
      <style:text-properties style:font-name="Verdana" fo:font-size="11pt" style:font-size-asian="11pt" style:font-size-complex="11pt" fo:language="en" fo:country="CA"/>
    </style:style>
    <style:style style:name="P63" style:parent-style-name="ListParagraph" style:family="paragraph">
      <style:paragraph-properties fo:margin-bottom="0.1111in" fo:line-height="101%"/>
    </style:style>
    <style:style style:name="T64" style:parent-style-name="DefaultParagraphFont" style:family="text">
      <style:text-properties style:font-name="Verdana" fo:font-size="11pt" style:font-size-asian="11pt" style:font-size-complex="11pt" fo:language="en" fo:country="CA"/>
    </style:style>
    <style:style style:name="P65" style:parent-style-name="Standard" style:family="paragraph">
      <style:text-properties style:font-name="Verdana" fo:font-size="11pt" style:font-size-asian="11pt" style:font-size-complex="11pt" fo:language="en" fo:country="CA"/>
    </style:style>
    <style:style style:name="P66" style:parent-style-name="ListParagraph" style:family="paragraph">
      <style:paragraph-properties fo:margin-bottom="0.1111in" fo:line-height="101%"/>
    </style:style>
    <style:style style:name="T67" style:parent-style-name="DefaultParagraphFont" style:family="text">
      <style:text-properties style:font-name="Verdana" fo:font-size="11pt" style:font-size-asian="11pt" style:font-size-complex="11pt" fo:language="en" fo:country="CA"/>
    </style:style>
    <style:style style:name="P68" style:parent-style-name="Standard" style:family="paragraph">
      <style:text-properties style:font-name="Verdana" fo:font-size="11pt" style:font-size-asian="11pt" style:font-size-complex="11pt" fo:language="en" fo:country="CA"/>
    </style:style>
    <style:style style:name="P69" style:parent-style-name="Standard" style:family="paragraph">
      <style:paragraph-properties fo:margin-left="0.25in">
        <style:tab-stops/>
      </style:paragraph-properties>
    </style:style>
    <style:style style:name="T70" style:parent-style-name="DefaultParagraphFont" style:family="text">
      <style:text-properties style:font-name="Verdana" fo:font-size="11pt" style:font-size-asian="11pt" style:font-size-complex="11pt" fo:language="en" fo:country="CA"/>
    </style:style>
    <style:style style:name="T71" style:parent-style-name="DefaultParagraphFont" style:family="text">
      <style:text-properties fo:language="en" fo:country="CA"/>
    </style:style>
    <style:style style:name="T72" style:parent-style-name="DefaultParagraphFont" style:family="text">
      <style:text-properties style:font-name="Verdana" fo:font-size="11pt" style:font-size-asian="11pt" style:font-size-complex="11pt" fo:language="en" fo:country="CA"/>
    </style:style>
    <style:style style:name="T73" style:parent-style-name="DefaultParagraphFont" style:family="text">
      <style:text-properties fo:language="en" fo:country="CA"/>
    </style:style>
    <style:style style:name="T74" style:parent-style-name="DefaultParagraphFont" style:family="text">
      <style:text-properties style:font-name="Verdana" fo:font-size="11pt" style:font-size-asian="11pt" style:font-size-complex="11pt" fo:language="en" fo:country="CA"/>
    </style:style>
    <style:style style:name="T75" style:parent-style-name="DefaultParagraphFont" style:family="text">
      <style:text-properties fo:language="en" fo:country="CA"/>
    </style:style>
    <style:style style:name="T76" style:parent-style-name="DefaultParagraphFont" style:family="text">
      <style:text-properties style:font-name="Verdana" fo:font-size="11pt" style:font-size-asian="11pt" style:font-size-complex="11pt" fo:language="en" fo:country="CA"/>
    </style:style>
    <style:style style:name="T77" style:parent-style-name="DefaultParagraphFont" style:family="text">
      <style:text-properties fo:language="en" fo:country="CA"/>
    </style:style>
    <style:style style:name="T78" style:parent-style-name="DefaultParagraphFont" style:family="text">
      <style:text-properties style:font-name="Verdana" fo:font-size="11pt" style:font-size-asian="11pt" style:font-size-complex="11pt" fo:language="en" fo:country="CA"/>
    </style:style>
  </office:automatic-styles>
  <office:body>
    <office:text text:use-soft-page-breaks="true">
      <text:p text:style-name="P1">Privacy, Technology &amp; Human Rights Assignment</text:p>
      <text:h text:style-name="P2" text:outline-level="1">Part 1:</text:h>
      <text:h text:style-name="P3" text:outline-level="2">Philosophers &amp; Legal Thinkers:</text:h>
      <text:p text:style-name="P4">Aristotle:</text:p>
      <text:p text:style-name="Textbody"><text:span text:style-name="T5">Aristotle differentiates the private and the public as the oikos and polis respectively, also defined as private family life and public politics. Aristotle defines oikos as a 3 hierarchy system, the relationship between master and slave, husband and wife, and father and son born out of biological necessity. Aristotle defines public politics (or<text:s/></text:span><text:span text:style-name="T6">polis</text:span><text:span text:style-name="T7">) as partnerships, debates, and interactions between private family units and posits that the civilized individual cannot exist without<text:s/></text:span><text:span text:style-name="T8">polis<text:s/></text:span><text:span text:style-name="T9">as the public realm contributes to personal growth as a human being. In modern terms in relation to privacy, what Aristotle describes is the privacy of the family unit and the public nature of the relationship between private households. This can somewhat be extended to modern policies such as the GDPR which has parents be responsible for providing consent on behalf of their children when data is collected, keeping data within the family unit (oikos). As the child ages, they gain more autonomy in providing that consent as well as withdrawing it, allowing them to contribute to or remove their personal information from the public sphere (polis).</text:span></text:p>
      <text:p text:style-name="P10"/>
      <text:p text:style-name="Textbody"><text:span text:style-name="T11">Warren and Brandeis:</text:span></text:p>
      <text:p text:style-name="P12">Warren and Brandeis published an article in the Harvard Law Review in 1890 in response to the rapid advancements in photography and the subsequent popularity of tabloids and invasive press. They advocated for the right to privacy which they described as the “right to be let alone” which focused on publication of personal affairs by others. They based this right on justification by the courts to protect material from publication via the breach of implied contracts and trust. This article has become influential and relevant in the modern day as social media and advancements in camera technology make individuals more vulnerable to unwanted exposure. It created the groundwork for many of the discussions which take place around the right to privacy including those related to drafting new legislation such as the GDPR or interpretating existing legislation such as the Canadian Charter of Rights and Freedoms.</text:p>
      <text:h text:style-name="P13" text:outline-level="2">CCLA’s Work on Privacy Rights</text:h>
      <text:p text:style-name="P14">The CCLA believe the right to privacy is a “gateway right” which also protects equality rights, free expression, and legal rights. They believe in a rights-focused approach in monitoring for privacy threats and advocating for privacy reforms which means evaluating privacy issues in terms of how they intrude on our liberties. The CCLA advocates for privacy through actions such as intervening in court cases such as R. v. Marakah which protects the privacy of our text messages, testifying and providing consultation on various privacy related bills such as Bill C-63 which aimed to regulate harmful online content but could potentially infringe on privacy rights when surveilling for harmful content, and conducting case studies on current and past events related to privacy such as data<text:s/><text:soft-page-break/>collection and usage during Covid-19 and Toronto’s Smart City initiative. Through these efforts, they hope to not only promote awareness around privacy rights but also discourage the infringement of them. The CCLA encourages citizens to learn about their rights through their various articles and educational resources and to run fundraisers to help fund the CCLA’s efforts. Though their recommendations for getting involved in advocacy for privacy rights is lacking, their overall efforts are commendable and invaluable in protecting the privacy rights many of us take for granted.</text:p>
      <text:h text:style-name="P15" text:outline-level="1">Part 2:</text:h>
      <text:h text:style-name="P16" text:outline-level="2">1984 Is Here:</text:h>
      <text:list text:style-name="LFO2" text:continue-numbering="true">
        <text:list-item>
          <text:p text:style-name="P17"><text:span text:style-name="T18">The article likens the surveillance many of us experience everyday to that of the novel “</text:span><text:span text:style-name="T19">1984</text:span><text:span text:style-name="T20">” but distinguishes the two by pointing out that many of the methods of surveillance employed are often voluntary and even embraced by majority of the population and our data is being collected through IOT and smart devices rather than wiretaps and spies.</text:span></text:p>
        </text:list-item>
        <text:list-item>
          <text:p text:style-name="P21">The fact that many of us are unaware of the personal data we provide by inviting these devices into our homes or worse, are aware but apatetic to the fact sets a dangerous precedent for not only private but public entities who may want to use that data. As we make ourselves vulnerable to surveillance and remain ignorant of our privacy rights, those rights slowly erode and could eventually entirely dissolve. <text:s/>It’s our responsibility as citizens and consumers to not only be aware of our rights and what we give up through these products and services but also actively advocate for our rights and reject policies, products, and other schemes to infringe on said privacy rights.</text:p>
        </text:list-item>
      </text:list>
      <text:h text:style-name="P22" text:outline-level="2">Credible Resource:</text:h>
      <text:p text:style-name="Textbody"><text:a xlink:href="https://www.ibm.com/think/insights/ai-privacy" office:target-frame-name="_top" xlink:show="replace"><text:span text:style-name="T23">https://www.ibm.com/think/insights/ai-privacy</text:span></text:a></text:p>
      <text:p text:style-name="P24">IBM brings attention to the privacy risks of AI by listing the various ways AI collect and store personal data including how much data it stores (being in the petabytes), how consent is not collected when scraping and using data from the internet, and the ability for malicious actors to exploit and manipulate AI models into divulging sensitive information it has either collected from its training data or other users. All of these risks pose a great threat to our privacy and as such, many countries have begun the process of regulating these technologies. Examples include the EU’s Artificial Intelligence Act, the first comprehensive regulatory framework for AI or China’s Interim Measures for the Administration of Generative AI services. IBM also recommends companies involved in AI endeavors should follow stringent security practices, seek explicit consent and divulge what data they collect and store.<text:line-break/></text:p>
      <text:p text:style-name="P25">IBM was a leading technology company starting the early 1900s and now provides cloud services and personal computers which both serve and incorporate AI systems as well as develops various AI services including their flagship portfolio of AI products dubbed “Watson”. As an involved entity in the facilitation of AI development, their input into the ramifications of said technology on privacy proves to be valuable.</text:p>
      <text:soft-page-break/>
      <text:h text:style-name="P26" text:outline-level="1">Part 3:</text:h>
      <text:list text:style-name="WWNum3">
        <text:list-item text:start-value="1">
          <text:p text:style-name="P27"><text:span text:style-name="T28">What are some popular culture depictions of artificial intelligence you have seen in film or television? How do you think popular culture has influenced perceptions of AI?</text:span></text:p>
        </text:list-item>
      </text:list>
      <text:p text:style-name="P29"><text:span text:style-name="T30">AI has been featured in movies such as Terminator, 2001: A Space Odyssey, Ex Machina and Blade Runner and depicts AI as extremely intelligent both in the traditional sense as well as emotionally. AI is often the antagonist of the story, bringing ruin to humanity or a similar plight which may shift public perception towards a negative view of AI.</text:span></text:p>
      <text:list text:style-name="WWNum3" text:continue-numbering="true">
        <text:list-item>
          <text:p text:style-name="P31"><text:span text:style-name="T32">How do algorithms influence what news we see online or the perspectives we see on social media? How does AI shape the way we all think?</text:span></text:p>
        </text:list-item>
      </text:list>
      <text:p text:style-name="P33">Algorithms and more recently, AI are used to curate news feeds, search rankings, social media, and other avenues of information dissemination. The power given to these algorithms can easily promote stories which fit a narrative whilst burying the ones that are contrary. This power is incredibly dangerous if the algorithm is designed with a certain agenda and can easily manipulate our perspectives on various topics.</text:p>
      <text:p text:style-name="P34"/>
      <text:list text:style-name="WWNum3" text:continue-numbering="true">
        <text:list-item>
          <text:p text:style-name="P35"><text:span text:style-name="T36">Joy Buolamwini’s research challenged the idea that technology is a neutral decision maker and immune to human bias. What is bias? How did Buolamwini’s work help to expose AI bias?</text:span></text:p>
        </text:list-item>
      </text:list>
      <text:p text:style-name="P37">Bias is a preconceived notion, usually stemming from one’s immutable traits such as race, gender, sex, sexual orientation, etc. Ms. Buolamwini’s work in exposing the inherent racial bias through analysis of the training data used in many facial recognition algorithms was crucial in pushing for more impartial AI datasets and subsequent models.</text:p>
      <text:p text:style-name="P38"/>
      <text:list text:style-name="WWNum3" text:continue-numbering="true">
        <text:list-item>
          <text:p text:style-name="P39"><text:span text:style-name="T40">What civil rights are at stake when it comes to automated decision making? What protections do we need to safeguard as AI develops in the future? How does the development of ChatGPT and the like make these rights’ protections even more important.</text:span></text:p>
        </text:list-item>
      </text:list>
      <text:p text:style-name="P41">Automated decision making could be applied in a variety of ways ranging from housing to our justice system. These applications, when factoring in the inherent biases of AI, prove to be a potential threat to a multitude of our rights including equality rights, legal rights, and privacy rights. Legislation to regulate the training and application of AI services are needed to protect these rights and ensure that companies specializing in these technologies work in our interests. The development of ChatGPT and its subsequent misuse by some parties (defined by the employment of ChatGPT in applications it was not built for such as resume vetting, legal representation, etc) has sparked concerns of unintended civil rights violations as a result of this improper use. Compounding OpenAI and other similar companies’ rapid development and adoption of AI, the need for further protection of our rights is more important than ever.</text:p>
      <text:p text:style-name="P42"/>
      <text:list text:style-name="WWNum3" text:continue-numbering="true">
        <text:list-item>
          <text:p text:style-name="P43"><text:span text:style-name="T44">Who is harmed by AI bias? How does power factor into who is harmed and who benefits from AI products?</text:span></text:p>
        </text:list-item>
      </text:list>
      <text:p text:style-name="P45"><text:span text:style-name="T46">Algorithms are inherently biased due to training data generated by humans.<text:s/></text:span><text:span text:style-name="T47">Despite this</text:span><text:span text:style-name="T48">, AI is often treated<text:s/></text:span><text:span text:style-name="T49">as impartial and objective. These datasets are often created to accommodate the majority rather than minorities, creating favorability for majority populations. If data is sourced from the internet, hateful or biased content may be included in the training of the model,<text:s/></text:span><text:span text:style-name="T50">compounding the risk of AI bias. Tech is also a predominantly male and<text:s/></text:span><text:soft-page-break/><text:span text:style-name="T51">Caucasian dominated field which may impair the recognition of potential biases in AI products. These biases can be weaponized, either intentionally or unintentionally, to favor majority populations</text:span><text:span text:style-name="T52"><text:s/>and be a detriment to minorities in things like hiring, housing, and immigration with the veil of AI’s supposed impartiality to deflect any criticism.</text:span></text:p>
      <text:p text:style-name="P53"/>
      <text:list text:style-name="WWNum3" text:continue-numbering="true">
        <text:list-item>
          <text:p text:style-name="P54"><text:span text:style-name="T55">Amy Webb in the film says: “I would prefer to see our Western democratic ideals baked into our AI systems of the future.” What ideas or values would you like to see incorporated into AI development?</text:span></text:p>
        </text:list-item>
      </text:list>
      <text:p text:style-name="P56">I think a crucial value missing from current AI development is accountability. Many companies unethically source their training data and improperly vet it in a way in which biases surface within trained AI models. Regulation of AI is quite lax due to the technology only seeing a recent surge in interest and thus, accountability is minimal and not encouraged. Such values should be incorporated into AI development to ensure ethical models are released and used in the crucial applications AI may be integrated into.</text:p>
      <text:p text:style-name="P57"/>
      <text:list text:style-name="WWNum3" text:continue-numbering="true">
        <text:list-item>
          <text:p text:style-name="P58"><text:span text:style-name="T59">Do you think police or immigration enforcement should be allowed to search databases that store your driver’s license photo or passport photo? Explain your response.</text:span></text:p>
        </text:list-item>
      </text:list>
      <text:p text:style-name="P60">I don’t think immigration or police<text:s/>should have access to either photo. In day-to-day interactions such as pulling over vehicles, the presence of a photo would not substantially aid the police in their work. Furthermore, access to every passport or driver’s licence carrying citizen’s identity would potentially perpetuate racial profiling on a large scale through targeted searches of characteristics such as gender and race via these databases.<text:s/></text:p>
      <text:p text:style-name="P61"/>
      <text:p text:style-name="Standard"><text:span text:style-name="T62"><text:tab/></text:span></text:p>
      <text:list text:style-name="WWNum3" text:continue-numbering="true">
        <text:list-item>
          <text:p text:style-name="P63"><text:span text:style-name="T64">Joy Buolamwini says in the film: “Because of the power of these tools, left unregulated there’s really no kind of recourse if they’re abused. We need laws.” Do you agree that AI should be regulated? Why or why not? How might governments regulate AI? What are some of the difficulties lawmakers face when trying to regulate AI and technology in general?</text:span></text:p>
        </text:list-item>
      </text:list>
      <text:p text:style-name="P65"/>
      <text:list text:style-name="WWNum3" text:continue-numbering="true">
        <text:list-item>
          <text:p text:style-name="P66"><text:span text:style-name="T67">Studies found that racial bias in algorithms used in the courts for sentencing and in hospitals to recommend health care – even though the AI did not factor in race data. How does this happen? What is causing biased results?</text:span></text:p>
        </text:list-item>
      </text:list>
      <text:p text:style-name="P68"/>
      <text:p text:style-name="P69"><text:span text:style-name="T70">10. Choose one person or group in the film and research what they have been doing and</text:span><text:span text:style-name="T71"><text:s/></text:span><text:span text:style-name="T72">saying about new developments in AI. Choose from Joy Buolamwini, Cathy O’Neil, Amy</text:span><text:span text:style-name="T73"><text:s/></text:span><text:span text:style-name="T74">Webb, Ravi Naik, Zeynap Tufecki or Big Brother Watch or the Algorithmic Justice League.</text:span><text:span text:style-name="T75"><text:s/></text:span><text:span text:style-name="T76">Write a paragraph or two describing their work and continued contributions to the</text:span><text:span text:style-name="T77"><text:s/></text:span><text:span text:style-name="T78">discussion on AI and human righ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Aptos" svg:font-family="Aptos" style:font-family-generic="swiss" style:font-pitch="variable"/>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language="en" fo:country="CA"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ListLabel19" style:display-name="ListLabel 19" style:family="text"/>
    <style:style style:name="ListLabel20" style:display-name="ListLabel 20" style:family="text">
      <style:text-properties style:font-name="Aptos" style:font-name-asian="Aptos" style:font-name-complex="Symbol"/>
    </style:style>
    <style:style style:name="ListLabel21" style:display-name="ListLabel 21" style:family="text">
      <style:text-properties style:font-name="Aptos" style:font-name-asian="Aptos" style:font-name-complex="Symbol"/>
    </style:style>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W_CharLFO1LVL2" style:family="text">
      <style:text-properties style:font-name="Symbol" style:font-name-complex="Symbol"/>
    </style:style>
    <style:style style:name="WW_CharLFO1LVL3" style:family="text">
      <style:text-properties style:font-name="Symbol" style:font-name-complex="Symbol"/>
    </style:style>
    <text:list-style style:name="WWNum3" style:display-name="WWNum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Ryan</dc:creator>
    <meta:creation-date>2025-03-30T15:17:00Z</meta:creation-date>
    <dc:date>2025-04-11T13:18:00Z</dc:date>
    <meta:template xlink:href="Normal.dotm" xlink:type="simple"/>
    <meta:editing-cycles>12</meta:editing-cycles>
    <meta:editing-duration>PT51120S</meta:editing-duration>
    <meta:document-statistic meta:page-count="4" meta:paragraph-count="24" meta:word-count="1801" meta:character-count="12048" meta:row-count="85" meta:non-whitespace-character-count="10271"/>
  </office:meta>
</office:document-meta>
</file>